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.findElementInTarget( Project project , Target 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scription.concatDescriptions( Project project , Target t , StringBuffer descrip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scription.add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scription.getDescription(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